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31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terrupt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Interrupter Bill of Materials</text:p>
          </table:table-cell>
        </table:table-row>
        <table:table-row table:style-name="ro1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 uF <text:s/>25 V ceramic disc or electrolyti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 nF <text:s/>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uF 25 V electrolytic polarized radial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uF 25 V electrolytic polarized radial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color of your choice)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227B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5227B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.1mm Male Barrel Jack (PCB Mount) </text:p>
          </table:table-cell>
        </table:table-row>
        <table:table-row table:style-name="ro1">
          <table:table-cell office:value-type="string" calcext:value-type="string">
            <text:p>J2/J3</text:p>
          </table:table-cell>
          <table:table-cell office:value-type="string" calcext:value-type="string">
            <text:p>SPST panel-mount switch soldered with wires through J2/J3</text:p>
          </table:table-cell>
        </table:table-row>
        <table:table-row table:style-name="ro1">
          <table:table-cell office:value-type="string" calcext:value-type="string">
            <text:p>J4/J5</text:p>
          </table:table-cell>
          <table:table-cell office:value-type="string" calcext:value-type="string">
            <text:p>SPST panel-mount switch soldered with wires through J4/J5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11/J12/J13</text:p>
          </table:table-cell>
          <table:table-cell office:value-type="string" calcext:value-type="string">
            <text:p>SPDT panel switch soldered with wires through J11/J12/J13 (J12 pole)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2 by 3 2.54 mm spacing pin header</text:p>
          </table:table-cell>
        </table:table-row>
        <table:table-row table:style-name="ro1">
          <table:table-cell office:value-type="string" calcext:value-type="string">
            <text:p>J17/J18/J19</text:p>
          </table:table-cell>
          <table:table-cell office:value-type="string" calcext:value-type="string">
            <text:p>SPDT panel switch soldered with wires through J17/J18/J19 (J18 pole)</text:p>
          </table:table-cell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IFE97 Industrial Fiber Optic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.8k <text:s/>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 <text:s/>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.2k <text:s/>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M <text:s/>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5 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68R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68R ¼ watt resistor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5k 17 mm <text:s/>PCB mount linear taper potentiometer</text:p>
          </table:table-cell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E555 DIP-8 package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E555 DIP-8 package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E555 DIP-8 packag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39 DIP-14 package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TTINY85-20P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1:29:10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1:35:01.189000000</dc:date>
    <meta:editing-duration>PT13M37S</meta:editing-duration>
    <meta:editing-cycles>9</meta:editing-cycles>
    <meta:generator>LibreOffice/5.4.0.3$Windows_x86 LibreOffice_project/7556cbc6811c9d992f4064ab9287069087d7f62c</meta:generator>
    <meta:document-statistic meta:table-count="1" meta:cell-count="143" meta:object-count="0"/>
  </office:meta>
</office:document-meta>
</file>